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000000010D0A578AAD35C44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1424d6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146d29"/>
    </style:style>
    <style:style style:name="T1" style:family="text">
      <style:text-properties fo:font-variant="normal" fo:text-transform="none" fo:color="#050505" style:font-name="Helvetica" fo:font-size="11.25pt" fo:letter-spacing="normal" fo:font-style="normal" fo:font-weight="normal"/>
    </style:style>
    <style:style style:name="T2" style:family="text">
      <style:text-properties fo:font-variant="normal" fo:text-transform="none" fo:color="#050505" style:font-name="Helvetica" fo:font-size="11.25pt" fo:letter-spacing="normal" fo:font-style="normal" fo:font-weight="normal" officeooo:rsid="00146d29"/>
    </style:style>
    <style:style style:name="T3" style:family="text">
      <style:text-properties fo:font-variant="normal" fo:text-transform="none" fo:color="#050505" fo:letter-spacing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te d'accompagnement </text:span></text:p>
      <text:p text:style-name="P1"><text:span text:style-name="T1">Cadre du Projet </text:span></text:p>
      <text:p text:style-name="P1"><text:span text:style-name="T1">Ce projet est un projet technique. Le choix s’est fait de découper l’approche du Cloud en plusieurs projets. Le projet 5 (Concevez et préparez une architecture Cloud) permet à l’étudiant d’avoir une vue d’ensemble sur le Cloud, et ce projet 7 est une première mise en place concrète, avec cette fois-ci un schéma imposé, et simple. L’objectif est que l’étudiant puisse se concentrer sur la manipulation du Cloud AWS via l’outil Terraform, et le provisionnement de serveurs via l’outil Ansible. </text:span></text:p>
      <text:p text:style-name="P1"><text:span text:style-name="T1"/></text:p>
      <text:p text:style-name="P1"><text:span text:style-name="T1">Le fait d’imposer le schéma a plusieurs buts : </text:span></text:p>
      <text:p text:style-name="P1"><text:span text:style-name="T1"/></text:p>
      <text:p text:style-name="P1"><text:span text:style-name="T1">s’assurer que l’étudiant ne s’égare pas dans les très nombreuses solutions proposées par AWS ; imposer le provisionnement d’instance EC2, bas niveau, afin que l’étudiant se penche sur l’utilisation d’Ansible. </text:span></text:p>
      <text:p text:style-name="P1"><text:span text:style-name="T1">Recommandations Chacune des 4 étapes de ce projet correspond à une compétence. </text:span></text:p>
      <text:p text:style-name="P1"><text:span text:style-name="T1"/></text:p>
      <text:p text:style-name="P1"><text:span text:style-name="T1">Cependant, les 2 premières parties ne demandent pas de livrables. L’évaluation se fera à l’oral au travers des questions et réponses. </text:span></text:p>
      <text:p text:style-name="P1"><text:span text:style-name="T1"/></text:p>
      <text:p text:style-name="P1"><text:span text:style-name="T1">Par conséquent, il faudra être vigilant au niveau de la soutenance : </text:span></text:p>
      <text:p text:style-name="P1"><text:span text:style-name="T1"/></text:p>
      <text:p text:style-name="P1"><text:span text:style-name="T1">profiter de l’installation de l’infrastructure avec Terraform pour : </text:span></text:p>
      <text:p text:style-name="P1"><text:span text:style-name="T1">valider la compréhension du besoin, de la demande, de l’énoncé du projet (</text:span></text:p>
      <text:p text:style-name="P1"><text:span text:style-name="T1">Recueillir les besoins et évaluer les procédures d’installations), </text:span></text:p>
      <text:p text:style-name="P1"><text:span text:style-name="T1">valider la compétence liée à Terraform (Mettre en place un outil de gestion des configurations d'infrastructure) ; </text:span></text:p>
      <text:p text:style-name="P1"><text:span text:style-name="T1">profiter de l’installation de l'application avec Ansible pour : </text:span></text:p>
      <text:p text:style-name="P1"><text:span text:style-name="T1">valider la compréhension du besoin, de la demande, de l’énoncé du projet </text:span></text:p>
      <text:p text:style-name="P1"><text:span text:style-name="T1">(Recueillir les besoins et évaluer les procédures d’installation), </text:span></text:p>
      <text:p text:style-name="P1"><text:span text:style-name="T1">valider la compétence liée à Ansible (Utiliser un outil de gestion et de configuration de serveur) ;</text:span></text:p>
      <text:p text:style-name="P1"><text:span text:style-name="T1"><text:s/>profiter des questions/réponses pour valider le choix des outils (Définir et installer les différents outils nécessaires à l’automatisation). </text:span></text:p>
      <text:p text:style-name="P1"><text:span text:style-name="T1">Plan de déroulement de la soutenance </text:span></text:p>
      <text:p text:style-name="P1"><text:span text:style-name="T1">Étapes Temps à passer </text:span></text:p>
      <text:p text:style-name="P1"><text:span text:style-name="T1"/></text:p>
      <text:p text:style-name="P1"><text:span text:style-name="T1">Prérequis pour l’étudiant : s’être préparé à une démo technique complète. </text:span></text:p>
      <text:p text:style-name="P1"><text:span text:style-name="T1"/></text:p>
      <text:p text:style-name="P1"><text:span text:style-name="T1">N/A Étape 1 : l’étudiant lance son déploiement Terraform. </text:span></text:p>
      <text:p text:style-name="P1"><text:span text:style-name="T1"/></text:p>
      <text:p text:style-name="P1"><text:span text:style-name="T1">Durant l’installation, prenez le temps d’échanger sur sa compréhension générale des outils à mettre en place. </text:span></text:p>
      <text:p text:style-name="P1"><text:span text:style-name="T1"/></text:p>
      <text:p text:style-name="P1"><text:span text:style-name="T1">Demandez ensuite à l’étudiant d’ouvrir chacun de ses fichiers Terraform et de vous les expliquer. </text:span></text:p>
      <text:p text:style-name="P1"><text:span text:style-name="T1"/></text:p>
      <text:p text:style-name="P1"><text:span text:style-name="T1">À la fin de l’installation, vérifiez avec l’étudiant que tout est correct : vérifiez dans la console AWS, demandez à l’étudiant de se connecter en SSH dans l’instance. </text:span></text:p>
      <text:p text:style-name="P1"><text:span text:style-name="T1"/></text:p>
      <text:p text:style-name="P1"><text:span text:style-name="T1">10 min </text:span></text:p>
      <text:p text:style-name="P1"><text:span text:style-name="T1"/></text:p>
      <text:p text:style-name="P1"><text:span text:style-name="T1">Étape 2 : l’étudiant lance son provisionnement Ansible. </text:span></text:p>
      <text:p text:style-name="P1"><text:span text:style-name="T1"/></text:p>
      <text:p text:style-name="P1"><text:span text:style-name="T1">Durant l’installation, prenez le temps d’échanger sur sa compréhension de l’application à mettre en place (Wordpress). </text:span></text:p>
      <text:p text:style-name="P1"><text:soft-page-break/><text:span text:style-name="T1">Demandez-lui ensuite de vous présenter ses fichiers Ansible, et de vous expliquer sa démarche.</text:span></text:p>
      <text:p text:style-name="P1"><text:span text:style-name="T1"/></text:p>
      <text:p text:style-name="P1"><text:span text:style-name="T1"><text:s/>10 min </text:span></text:p>
      <text:p text:style-name="P1"><text:span text:style-name="T1"/></text:p>
      <text:p text:style-name="P1"><text:span text:style-name="T1">Questions/Réponses : </text:span></text:p>
      <text:p text:style-name="P1"><text:span text:style-name="T1"/></text:p>
      <text:p text:style-name="P1"><text:span text:style-name="T1">- Comment fonctionne Terraform ? =&gt; Via API Cloud, basé sur du JSON.</text:span></text:p>
      <text:p text:style-name="P1"><text:span text:style-name="T1"/></text:p>
      <text:p text:style-name="P1"><text:span text:style-name="T1">- Comment aurait-on pu faire sans Terraform ? =&gt; Avec AWS CLl, via la console web AWS.</text:span></text:p>
      <text:p text:style-name="P1"><text:span text:style-name="T1"/></text:p>
      <text:p text:style-name="P1"><text:span text:style-name="T1">- Quels sont les autres outils similaires ou comparable à Terraform ? =&gt; Ansible, Chef.</text:span></text:p>
      <text:p text:style-name="P1"><text:span text:style-name="T1"/></text:p>
      <text:p text:style-name="P1"><text:span text:style-name="T1">- Comment fonctionne Ansible, quels sont ses spécificités, ses avantages ?</text:span></text:p>
      <text:p text:style-name="P1"><text:span text:style-name="T1">=&gt; Via SSH, codé en Python (d'où les templates Jinja), agentless, donc très simple à mettre en oeuvre. </text:span></text:p>
      <text:p text:style-name="P1"><text:span text:style-name="T1"/></text:p>
      <text:p text:style-name="P1"><text:span text:style-name="T1">- Comment pouvait-on faire sans Ansible ? =&gt; À la main dans le terminal, en Shell (Bash, Zsh, etc.).</text:span></text:p>
      <text:p text:style-name="P1"><text:span text:style-name="T1"/></text:p>
      <text:p text:style-name="P1"><text:span text:style-name="T1">- Quelles sont les alternatives à Ansible, leur spécificité ? =&gt; Chef, Salt, Puppet qui fonctionnent tous avec un agent sur chaque serveur.</text:span></text:p>
      <text:p text:style-name="P1"><text:span text:style-name="T1">10 min </text:span></text:p>
      <text:p text:style-name="P1"><text:span text:style-name="T1"/></text:p>
      <text:p text:style-name="P1"><text:span text:style-name="T1">Il est important que votre attitude et celle de l’apprenant soient les plus professionnelles</text:span></text:p>
      <text:p text:style-name="P1"><text:span text:style-name="T1"><text:s/>possible. La tenue doit être correcte et le ton/niveau de langue employés, professionnels.</text:span></text:p>
      <text:p text:style-name="P1"><text:span text:style-name="T1"/></text:p>
      <text:p text:style-name="P1"><text:span text:style-name="T1">Erreurs récurrentes </text:span></text:p>
      <text:p text:style-name="P1"><text:span text:style-name="T1">Le rôle du mentor est, entre autres, d’aider l’étudiant à ne pas commettre ces erreurs. Plus ces erreurs seront clairement identifiées, plus il sera facile pour le mentor d’accompagner l’étudiant.</text:span></text:p>
      <text:p text:style-name="P1"><text:span text:style-name="T1"/></text:p>
      <text:p text:style-name="P1"><text:span text:style-name="T1"><text:s/>Compétences (liste non exhaustive) </text:span></text:p>
      <text:p text:style-name="P1"><text:span text:style-name="T1"/></text:p>
      <text:p text:style-name="P1"><text:span text:style-name="T1">Pièges </text:span></text:p>
      <text:p text:style-name="P1"><text:span text:style-name="T1"/></text:p>
      <text:p text:style-name="P1"><text:span text:style-name="T1">Définir, installer et configurer les outils de gestion des configurations, nécessaires à l'installation et au maintien à jour de serveurs et d'applications </text:span></text:p>
      <text:p text:style-name="P1"><text:span text:style-name="T1"/></text:p>
      <text:p text:style-name="P1"><text:span text:style-name="T1">Le choix d’Ansible est imposé, pour 2 raisons simples : Ansible est agentless, ce qui dans notre cas rend la prise en main plus facile, et Ansible a une courbe d’apprentissage très progressive. À défaut d’avoir le temps de comparer et de tester tous les outils, il est important que l’étudiant comprenne pourquoi ce choix, et les difficultés des autres outils. </text:span></text:p>
      <text:p text:style-name="P1"><text:span text:style-name="T1"/></text:p>
      <text:p text:style-name="P1"><text:span text:style-name="T1">Analyser des procédures et des éléments techniques afin de tenir compte des bonnes pratiques déjà en place. </text:span></text:p>
      <text:p text:style-name="P1"><text:span text:style-name="T1"/></text:p>
      <text:p text:style-name="P1"><text:span text:style-name="T1">Certains éléments anodins sur le schéma posent en réalité de vraies contraintes, par exemple les subnets privés. L’étudiant ne doit pas passer outre ces éléments ! </text:span></text:p>
      <text:p text:style-name="P1"><text:span text:style-name="T1"/></text:p>
      <text:p text:style-name="P1"><text:span text:style-name="T1">Installer des applications sur des serveurs distants en utilisant un outil de gestion des configurations applicatives (Ansible). </text:span></text:p>
      <text:p text:style-name="P1"><text:span text:style-name="T1"/></text:p>
      <text:p text:style-name="P2"><text:soft-page-break/><text:span text:style-name="T1">Les erreurs classiques avec Ansible concernent la manière de découper les playbooks, et la manière de décrire les machines sur lesquelles appliquer les playbooks (local, inventaire, machine précise). </text:span></text:p>
      <text:p text:style-name="P2"><text:span text:style-name="T1"/></text:p>
      <text:p text:style-name="P2"><text:span text:style-name="T3">🕵️‍ </text:span><text:span text:style-name="T1">Rubrique évaluation</text:span></text:p>
      <text:p text:style-name="P2"><text:span text:style-name="T1"><text:s/></text:span><text:span text:style-name="T3"><draw:frame draw:style-name="fr1" draw:name="Image1" text:anchor-type="as-char" svg:width="0.423cm" svg:height="0.423cm" draw:z-index="0"><draw:image xlink:href="Pictures/100002010000001000000010D0A578AAD35C4492.png" xlink:type="simple" xlink:show="embed" xlink:actuate="onLoad" loext:mime-type="image/png"/><svg:title>🎯</svg:title></draw:frame></text:span><text:span text:style-name="T3"><text:s/></text:span><text:span text:style-name="T1">Utiliser un outil de gestion et de configuration de serveur </text:span></text:p>
      <text:p text:style-name="P2"><text:span text:style-name="T1"/></text:p>
      <text:p text:style-name="P2"><text:span text:style-name="T1">❒ L'utilisation d'un outil de gestion des configurations est complète : </text:span></text:p>
      <text:p text:style-name="P2"><text:span text:style-name="T1"/></text:p>
      <text:p text:style-name="P2"><text:span text:style-name="T1">l'étudiant utilise l'outil et toutes ses fonctionnalités correctement ; </text:span></text:p>
      <text:p text:style-name="P2"><text:span text:style-name="T1">le provisionnement mis en place avec l'outil est correct ; </text:span></text:p>
      <text:p text:style-name="P2"><text:span text:style-name="T1">l'étudiant utilise les différents éléments d’Ansible pour rendre ses fichiers les plus modulaires possible. </text:span></text:p>
      <text:p text:style-name="P2"><text:span text:style-name="T1">❒ L'utilisation d'un outil de gestion des configurations est cohérente : </text:span></text:p>
      <text:p text:style-name="P2"><text:span text:style-name="T1"/></text:p>
      <text:p text:style-name="P2"><text:span text:style-name="T1">l'utilisation de Terraform est conforme à l'utilisation normale de Terraform ; l</text:span></text:p>
      <text:p text:style-name="P2"><text:span text:style-name="T1">'étudiant utilise Terraform pour l'infrastructure, et non pour le provisionnement. </text:span></text:p>
      <text:p text:style-name="P2"><text:span text:style-name="T1">❒ L'utilisation d'un outil de gestion des configurations est présentable : </text:span></text:p>
      <text:p text:style-name="P2"><text:span text:style-name="T1"/></text:p>
      <text:p text:style-name="P2"><text:span text:style-name="T1">l'installation est correctement répartie dans différents fichiers (roles) ; </text:span></text:p>
      <text:p text:style-name="P2"><text:span text:style-name="T1">l'étudiant donne autant d'indications que possible en commentaire dans ses fichiers ; </text:span></text:p>
      <text:p text:style-name="P2"><text:span text:style-name="T1">l'étudiant a pris en compte que ses fichiers doivent être indépendants de l'environnement, et doivent pouvoir être versionnés (pas de clé SSH, pas de login/password, pas d'IP)</text:span></text:p>
      <text:p text:style-name="P2"><text:span text:style-name="T1"><text:s/></text:span><text:span text:style-name="T3"><draw:frame draw:style-name="fr1" draw:name="Image2" text:anchor-type="as-char" svg:width="0.423cm" svg:height="0.423cm" draw:z-index="1"><draw:image xlink:href="Pictures/100002010000001000000010D0A578AAD35C4492.png" xlink:type="simple" xlink:show="embed" xlink:actuate="onLoad" loext:mime-type="image/png"/><svg:title>🎯</svg:title></draw:frame></text:span><text:span text:style-name="T3"><text:s/></text:span><text:span text:style-name="T1">Définir et installer les différents outils nécessaires à l’automatisation </text:span></text:p>
      <text:p text:style-name="P2"><text:span text:style-name="T1"/></text:p>
      <text:p text:style-name="P2"><text:span text:style-name="T1">❒ Le choix (et l'installation) des outils (de gestion des configurations) est complet : l</text:span></text:p>
      <text:p text:style-name="P2"><text:span text:style-name="T1"/></text:p>
      <text:p text:style-name="P2"><text:span text:style-name="T1">'installation et la configuration sont correctes et fonctionnelles. </text:span></text:p>
      <text:p text:style-name="P2"><text:span text:style-name="T1">❒ Le choix (et l'installation) des outils (de gestion des configurations) est cohérente :</text:span></text:p>
      <text:p text:style-name="P2"><text:span text:style-name="T1"><text:s/>le choix des outils est pertinent et correctement justifié. </text:span></text:p>
      <text:p text:style-name="P2"><text:span text:style-name="T1">❒ Le choix (et l'installation) des outils (de gestion des configurations) est présentable : </text:span></text:p>
      <text:p text:style-name="P2"><text:span text:style-name="T1"/></text:p>
      <text:p text:style-name="P2"><text:span text:style-name="T1">les choix sont correctement présentés à l'oral ; </text:span></text:p>
      <text:p text:style-name="P2"><text:span text:style-name="T1">les installations sont correctement présentées à l'oral</text:span></text:p>
      <text:p text:style-name="P2"><text:span text:style-name="T1"><text:s/></text:span><text:span text:style-name="T3"><draw:frame draw:style-name="fr1" draw:name="Image3" text:anchor-type="as-char" svg:width="0.423cm" svg:height="0.423cm" draw:z-index="2"><draw:image xlink:href="Pictures/100002010000001000000010D0A578AAD35C4492.png" xlink:type="simple" xlink:show="embed" xlink:actuate="onLoad" loext:mime-type="image/png"/><svg:title>🎯</svg:title></draw:frame></text:span><text:span text:style-name="T3"><text:s/></text:span><text:span text:style-name="T1">Recueillir les besoins et évaluer les procédures d’installation </text:span></text:p>
      <text:p text:style-name="P2"><text:span text:style-name="T1"/></text:p>
      <text:p text:style-name="P2"><text:span text:style-name="T1">❒ L'analyse est complète : </text:span></text:p>
      <text:p text:style-name="P2"><text:span text:style-name="T1"/></text:p>
      <text:p text:style-name="P2"><text:span text:style-name="T2">l</text:span><text:span text:style-name="T1">es éléments mis en place correspondent bien à l'énoncé ; </text:span></text:p>
      <text:p text:style-name="P2"><text:span text:style-name="T1">tous les items AWS présents sur le schéma sont présents dans l'infrastructure de l'étudiant. </text:span></text:p>
      <text:p text:style-name="P2"><text:span text:style-name="T1">❒ L'analyse est cohérente : </text:span></text:p>
      <text:p text:style-name="P2"><text:span text:style-name="T1"/></text:p>
      <text:p text:style-name="P2"><text:span text:style-name="T1">l'analyse est pertinente, elle est assimilée, et l'infrastructure en place est utilisable.</text:span></text:p>
      <text:p text:style-name="P2"><text:span text:style-name="T1"><text:s/>❒ L'analyse est présentable : </text:span></text:p>
      <text:p text:style-name="P2"><text:span text:style-name="T1"/></text:p>
      <text:p text:style-name="P2"><text:span text:style-name="T1">l'étudiant présente correctement son infrastructure et sa compréhension pendant la soutenance, ainsi que les questions/réponses ; </text:span></text:p>
      <text:p text:style-name="P2"><text:span text:style-name="T1">il s'exprime correctement et utilise les bons termes techniques.</text:span></text:p>
      <text:p text:style-name="P2"><text:span text:style-name="T1"><text:s/></text:span><text:span text:style-name="T3"><draw:frame draw:style-name="fr1" draw:name="Image4" text:anchor-type="as-char" svg:width="0.423cm" svg:height="0.423cm" draw:z-index="3"><draw:image xlink:href="Pictures/100002010000001000000010D0A578AAD35C4492.png" xlink:type="simple" xlink:show="embed" xlink:actuate="onLoad" loext:mime-type="image/png"/><svg:title>🎯</svg:title></draw:frame></text:span><text:span text:style-name="T3"><text:s/></text:span><text:span text:style-name="T1">Mettre en place un outil de gestion des configurations d'infrastructure </text:span></text:p>
      <text:p text:style-name="P2"><text:span text:style-name="T1"/></text:p>
      <text:p text:style-name="P2"><text:span text:style-name="T1">❒ L'utilisation d'un outil de configuration d'infrastructure est complète : </text:span></text:p>
      <text:p text:style-name="P2"><text:span text:style-name="T1"/></text:p>
      <text:p text:style-name="P2"><text:span text:style-name="T1">l'étudiant utilise l'outil et toutes ses fonctionnalités correctement ; </text:span></text:p>
      <text:p text:style-name="P2"><text:soft-page-break/><text:span text:style-name="T1">l'infrastructure mise en place avec l'outil est correcte ; </text:span></text:p>
      <text:p text:style-name="P2"><text:span text:style-name="T1">l'étudiant utilise les différents éléments de Terraform pour rendre ses fichiers les plus modulaires possible. </text:span></text:p>
      <text:p text:style-name="P2"><text:span text:style-name="T1">❒ L'utilisation d'un outil de configuration d'infrastructure est cohérente : </text:span></text:p>
      <text:p text:style-name="P2"><text:span text:style-name="T1"/></text:p>
      <text:p text:style-name="P2"><text:span text:style-name="T1">l'utilisation de Terraform est conforme à l'utilisation normale de Terraform ; </text:span></text:p>
      <text:p text:style-name="P2"><text:span text:style-name="T1">l'étudiant utilise Terraform pour l'infrastructure, et non pour le provisionnement. </text:span></text:p>
      <text:p text:style-name="P2"><text:span text:style-name="T1">❒ L'utilisation d'un outil de configuration d'infrastructure est présentable : </text:span></text:p>
      <text:p text:style-name="P2"><text:span text:style-name="T1"/></text:p>
      <text:p text:style-name="P2"><text:span text:style-name="T1">l'installation est correctement répartie dans différents fichiers ; </text:span></text:p>
      <text:p text:style-name="P2"><text:span text:style-name="T1">l'étudiant donne autant d'indications que possible en commentaire dans ses fichiers ; </text:span></text:p>
      <text:p text:style-name="P2"><text:span text:style-name="T1"/></text:p>
      <text:p text:style-name="P2"><text:span text:style-name="T1">l'étudiant a pris en compte que ses fichiers doivent être indépendants de l'environnement, et doivent pouvoir être versionnés (pas de clé SSH, pas de login/password, pas d'IP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2:55:21.030843760</meta:creation-date>
    <dc:date>2021-10-07T13:17:20.759933511</dc:date>
    <meta:editing-duration>PT11M19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4" meta:paragraph-count="92" meta:word-count="1225" meta:character-count="8188" meta:non-whitespace-character-count="6971"/>
  </office:meta>
</office:document-meta>
</file>